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7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18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color="#ff0000" fo:font-style="normal" style:font-name-asian="Webdings" style:font-style-asian="normal" style:font-name-complex="Webdings" style:font-style-complex="normal"/>
    </style:style>
    <style:style style:name="T4" style:family="text">
      <style:text-properties fo:color="#800000" style:font-name-asian="Webdings" style:font-name-complex="Webdings"/>
    </style:style>
    <style:style style:name="T5" style:family="text">
      <style:text-properties fo:color="#800000" fo:font-style="normal" style:font-name-asian="Webdings" style:font-style-asian="normal" style:font-name-complex="Webdings" style:font-style-complex="normal"/>
    </style:style>
    <style:style style:name="T6" style:family="text">
      <style:text-properties fo:color="#000000" style:font-name-asian="Webdings" style:font-name-complex="Webdings"/>
    </style:style>
    <style:style style:name="T7" style:family="text">
      <style:text-properties fo:color="#000000" fo:font-style="normal" style:font-name-asian="Webdings" style:font-style-asian="normal" style:font-name-complex="Webdings" style:font-style-complex="normal"/>
    </style:style>
    <style:style style:name="T8" style:family="text">
      <style:text-properties fo:font-style="normal" style:font-name-asian="Webdings" style:font-style-asian="normal" style:font-name-complex="Webdings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3.3in" svg:width="3in" svg:height="0.3299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2" text:anchor-type="page" text:anchor-page-number="2" svg:y="3.5in" svg:width="3in" svg:height="0.3299in" draw:z-index="5">
        <draw:object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draw:frame draw:style-name="fr1" draw:name="Object3" text:anchor-type="page" text:anchor-page-number="3" svg:y="3.5in" svg:width="3in" svg:height="0.3299in" draw:z-index="10">
        <draw:object xlink:href="./Object 3" xlink:type="simple" xlink:show="embed" xlink:actuate="onLoad"/>
        <draw:image xlink:href="./ObjectReplacements/Object 3" xlink:type="simple" xlink:show="embed" xlink:actuate="onLoad"/>
        <svg:desc>OLE-object</svg:desc>
      </draw:frame>
      <draw:frame draw:style-name="fr1" draw:name="Object4" text:anchor-type="page" text:anchor-page-number="4" svg:y="3.5in" svg:width="3in" svg:height="0.3299in" draw:z-index="11">
        <draw:object xlink:href="./Object 4" xlink:type="simple" xlink:show="embed" xlink:actuate="onLoad"/>
        <draw:image xlink:href="./ObjectReplacements/Object 4" xlink:type="simple" xlink:show="embed" xlink:actuate="onLoad"/>
        <svg:desc>OLE-object</svg:desc>
      </draw:frame>
      <draw:frame draw:style-name="fr1" draw:name="Object5" text:anchor-type="page" text:anchor-page-number="5" svg:y="3.5in" svg:width="3in" svg:height="0.3299in" draw:z-index="14">
        <draw:object xlink:href="./Object 5" xlink:type="simple" xlink:show="embed" xlink:actuate="onLoad"/>
        <draw:image xlink:href="./ObjectReplacements/Object 5" xlink:type="simple" xlink:show="embed" xlink:actuate="onLoad"/>
        <svg:desc>OLE-object</svg:desc>
      </draw:frame>
      <draw:line text:anchor-type="page" text:anchor-page-number="1" draw:z-index="0" draw:style-name="gr1" draw:text-style-name="P18" svg:x1="0.1252in" svg:y1="3in" svg:x2="3.8752in" svg:y2="3in">
        <text:p/>
      </draw:line>
      <draw:frame text:anchor-type="page" text:anchor-page-number="1" draw:z-index="2" draw:style-name="gr2" svg:width="2.3961in" svg:height="0.5453in" draw:transform="rotate (-3.14159265358979) translate (3.19791666666667in 1.74513888888889in)">
        <draw:text-box>
          <text:p text:style-name="P18"><text:span text:style-name="T9">Iowa Scaled Engineering, LLC</text:span></text:p>
          <text:p text:style-name="P18"><text:span text:style-name="T9">12395 Gull Lane, Peyton CO 80831</text:span></text:p>
          <text:p text:style-name="P18"><text:span text:style-name="T9">http://iascaled.com/</text:span></text:p>
        </draw:text-box>
      </draw:frame>
      <draw:frame text:anchor-type="page" text:anchor-page-number="2" draw:z-index="3" draw:style-name="gr2" svg:width="2.3961in" svg:height="0.5453in" draw:transform="rotate (-3.14159265358979) translate (3.19791666666667in 1.74513888888889in)">
        <draw:text-box>
          <text:p text:style-name="P18"><text:span text:style-name="T9">Iowa Scaled Engineering, LLC</text:span></text:p>
          <text:p text:style-name="P18"><text:span text:style-name="T9">12395 Gull Lane, Peyton CO 80831</text:span></text:p>
          <text:p text:style-name="P18"><text:span text:style-name="T9">http://iascaled.com/</text:span></text:p>
        </draw:text-box>
      </draw:frame>
      <draw:line text:anchor-type="page" text:anchor-page-number="2" draw:z-index="4" draw:style-name="gr1" draw:text-style-name="P18" svg:x1="0.1252in" svg:y1="3in" svg:x2="3.8752in" svg:y2="3in">
        <text:p/>
      </draw:line>
      <draw:frame text:anchor-type="page" text:anchor-page-number="3" draw:z-index="6" draw:style-name="gr2" svg:width="2.3961in" svg:height="0.5453in" draw:transform="rotate (-3.14159265358979) translate (3.19791666666667in 1.74513888888889in)">
        <draw:text-box>
          <text:p text:style-name="P18"><text:span text:style-name="T9">Iowa Scaled Engineering, LLC</text:span></text:p>
          <text:p text:style-name="P18"><text:span text:style-name="T9">12395 Gull Lane, Peyton CO 80831</text:span></text:p>
          <text:p text:style-name="P18"><text:span text:style-name="T9">http://iascaled.com/</text:span></text:p>
        </draw:text-box>
      </draw:frame>
      <draw:frame text:anchor-type="page" text:anchor-page-number="4" draw:z-index="7" draw:style-name="gr2" svg:width="2.3961in" svg:height="0.5453in" draw:transform="rotate (-3.14159265358979) translate (3.19791666666667in 1.74513888888889in)">
        <draw:text-box>
          <text:p text:style-name="P18"><text:span text:style-name="T9">Iowa Scaled Engineering, LLC</text:span></text:p>
          <text:p text:style-name="P18"><text:span text:style-name="T9">12395 Gull Lane, Peyton CO 80831</text:span></text:p>
          <text:p text:style-name="P18"><text:span text:style-name="T9">http://iascaled.com/</text:span></text:p>
        </draw:text-box>
      </draw:frame>
      <draw:line text:anchor-type="page" text:anchor-page-number="3" draw:z-index="8" draw:style-name="gr1" draw:text-style-name="P18" svg:x1="0.1252in" svg:y1="3in" svg:x2="3.8752in" svg:y2="3in">
        <text:p/>
      </draw:line>
      <draw:line text:anchor-type="page" text:anchor-page-number="4" draw:z-index="9" draw:style-name="gr1" draw:text-style-name="P18" svg:x1="0.1252in" svg:y1="3in" svg:x2="3.8752in" svg:y2="3in">
        <text:p/>
      </draw:line>
      <draw:frame text:anchor-type="page" text:anchor-page-number="5" draw:z-index="12" draw:style-name="gr2" svg:width="2.3961in" svg:height="0.5453in" draw:transform="rotate (-3.14159265358979) translate (3.19791666666667in 1.74513888888889in)">
        <draw:text-box>
          <text:p text:style-name="P18"><text:span text:style-name="T9">Iowa Scaled Engineering, LLC</text:span></text:p>
          <text:p text:style-name="P18"><text:span text:style-name="T9">12395 Gull Lane, Peyton CO 80831</text:span></text:p>
          <text:p text:style-name="P18"><text:span text:style-name="T9">http://iascaled.com/</text:span></text:p>
        </draw:text-box>
      </draw:frame>
      <draw:line text:anchor-type="page" text:anchor-page-number="5" draw:z-index="13" draw:style-name="gr1" draw:text-style-name="P18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6">MRServo is a low-cost, low-profile, slow motion model railroad switch machine. Using inexpensive and small RC servos, MRServo provides a cost-effective way to add slow-motion turnouts to your layout.</text:p>
      <text:p text:style-name="P2"/>
      <text:p text:style-name="P7"><text:span text:style-name="T1"><text:tab/></text:span><text:span text:style-name="T1"><text:tab/></text:span>MRServo-1<text:line-break/><text:tab/><text:tab/>Cost-effective, reliable slow motion turnout drive</text:p>
      <text:p text:style-name="P7"><text:span text:style-name="T1"><text:tab/></text:span><text:tab/>MRServo-2<text:line-break/><text:tab/><text:tab/>Includes two sets of accessory contacts (DPDT)</text:p>
      <text:p text:style-name="P7"><text:span text:style-name="T1"><text:tab/></text:span><text:span text:style-name="T2"><text:tab/>MRServo-3<text:line-break/><text:tab/><text:tab/>Includes PowerFrog and one set of accessory contacts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6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1</text:p>
      <text:p text:style-name="P4"/>
      <text:p text:style-name="P4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6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2</text:p>
      <text:p text:style-name="P4"/>
      <text:p text:style-name="P4">Includes 2 sets of accessory contacts (DPDT)</text:p>
      <text:p text:style-name="P4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6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3</text:p>
      <text:p text:style-name="P14"/>
      <text:p text:style-name="P15"><text:span text:style-name="T2">Includes </text:span><text:span text:style-name="T8">PowerFrog Technology</text:span><text:span text:style-name="T2"> </text:span><text:span text:style-name="T2">p</text:span><text:span text:style-name="T2">roviding reliable, </text:span></text:p>
      <text:p text:style-name="P15"><text:span text:style-name="T2">short-proof power routing for solid</text:span><text:span text:style-name="T2"> frog turnouts.</text:span></text:p>
      <text:p text:style-name="P14">Also includes 1 set of accessory contacts (SPDT)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6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Crossover Ki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28T21:08:58</dc:date>
    <meta:editing-duration>PT33M58S</meta:editing-duration>
    <meta:editing-cycles>11</meta:editing-cycles>
    <meta:printed-by>Michael Petersen</meta:printed-by>
    <meta:print-date>2013-04-28T09:34:21</meta:print-date>
    <dc:creator>Michael Petersen</dc:creator>
    <meta:document-statistic meta:table-count="0" meta:image-count="0" meta:object-count="5" meta:page-count="5" meta:paragraph-count="21" meta:word-count="234" meta:character-count="1600" meta:non-whitespace-character-count="13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